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10b1"/>
    </style:style>
    <style:style style:name="P2" style:family="paragraph" style:parent-style-name="Text_20_body">
      <style:text-properties officeooo:paragraph-rsid="001b10b1"/>
    </style:style>
    <style:style style:name="P3" style:family="paragraph" style:parent-style-name="Standard">
      <style:text-properties officeooo:rsid="001c7481" officeooo:paragraph-rsid="001c7481"/>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text-properties officeooo:paragraph-rsid="001e9d59"/>
    </style:style>
    <style:style style:name="P6" style:family="paragraph" style:parent-style-name="Text_20_body">
      <style:paragraph-properties fo:margin-left="0in" fo:margin-right="0in" fo:text-indent="0in" style:auto-text-indent="false"/>
      <style:text-properties officeooo:paragraph-rsid="002245ab"/>
    </style:style>
    <style:style style:name="T1" style:family="text">
      <style:text-properties officeooo:rsid="001b10b1"/>
    </style:style>
    <style:style style:name="T2" style:family="text">
      <style:text-properties officeooo:rsid="001c7481"/>
    </style:style>
    <style:style style:name="T3" style:family="text">
      <style:text-properties officeooo:rsid="001e9d59"/>
    </style:style>
    <style:style style:name="T4" style:family="text">
      <style:text-properties officeooo:rsid="001f2f16"/>
    </style:style>
    <style:style style:name="T5" style:family="text">
      <style:text-properties officeooo:rsid="002245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isPasted"/><text:span text:style-name="T3"><text:line-break/><text:line-break/></text:span><text:span text:style-name="T4">## LINKS FOR DATA COMBING ##<text:line-break/><text:line-break/></text:span><text:a xlink:type="simple" xlink:href="https://contentatscale.ai/ai-content-detector/" text:style-name="Internet_20_link" text:visited-style-name="Visited_20_Internet_20_Link"><text:span text:style-name="T3">https://contentatscale.ai/ai-content-detector/</text:span></text:a><text:span text:style-name="T3"><text:line-break/></text:span><text:a xlink:type="simple" xlink:href="https://writer.com/ai-content-detector/" text:style-name="Internet_20_link" text:visited-style-name="Visited_20_Internet_20_Link"><text:span text:style-name="T3">https://writer.com/ai-content-detector/</text:span></text:a><text:span text:style-name="T3"><text:line-break/></text:span><text:a xlink:type="simple" xlink:href="https://zerogpt.cc/" text:style-name="Internet_20_link" text:visited-style-name="Visited_20_Internet_20_Link"><text:span text:style-name="T3">https://zerogpt.cc/</text:span></text:a><text:span text:style-name="T3"><text:line-break/><text:line-break/></text:span><text:span text:style-name="T4">## END OF LINKS FOR DATA COMBING ##</text:span></text:p>
      <text:p text:style-name="P6"><text:span text:style-name="T1">### -- </text:span><text:span text:style-name="T5">END OF </text:span><text:span text:style-name="T3">INITIAL </text:span><text:span text:style-name="T5">INPUT TO </text:span><text:span text:style-name="T3">GPT-4 </text:span><text:span text:style-name="T1">-- ###</text:span><text:span text:style-name="T4"><text:line-break/></text:span></text:p>
      <text:p text:style-name="P6">Why is SQL a valuable skill for data-driven decision making? </text:p>
      <text:p text:style-name="P6"><text:span text:style-name="T3"><text:line-break/></text:span><text:span text:style-name="T1">### -- </text:span><text:span text:style-name="T5">END OF </text:span><text:span text:style-name="T3">INITIAL </text:span><text:span text:style-name="T5">INPUT TO </text:span><text:span text:style-name="T3">GPT-4 </text:span><text:span text:style-name="T1">-- ###</text:span></text:p>
      <text:p text:style-name="P6"><text:span text:style-name="T3"><text:line-break/></text:span><text:span text:style-name="T1">### -- </text:span><text:span text:style-name="T3">BEGINNING OF INITIAL GPT-4 OUTPUT</text:span><text:span text:style-name="T1"> -- ###</text:span><text:line-break/><text:line-break/><text:span text:style-name="T3">```<text:line-break/></text:span>SQL (Structured Query Language) is a valuable skill for data-driven decision making for several reasons:</text:p>
      <text:p text:style-name="Text_20_body">1. **Data Retrieval:** SQL is the standard language for querying databases. It allows you to retrieve specific data from large datasets efficiently, which is crucial for analyzing data and making informed decisions.</text:p>
      <text:p text:style-name="Text_20_body">2. **Data Manipulation:** SQL enables you to manipulate data by inserting, updating, and deleting records. This allows you to clean and organize data in a way that is most useful for analysis.</text:p>
      <text:p text:style-name="Text_20_body">3. **Data Analysis:** With SQL, you can perform various analytical operations such as filtering, sorting, grouping, and aggregating data. This helps in identifying trends, patterns, and anomalies in the data, which are essential for making data-driven decisions.</text:p>
      <text:p text:style-name="Text_20_body">4. **Data Integration:** SQL allows you to join data from multiple tables and databases, enabling a holistic view of the data. This is important for making decisions that require a comprehensive understanding of different aspects of the business.</text:p>
      <text:p text:style-name="Text_20_body">5. **Scalability:** SQL can handle large volumes of data, making it suitable for businesses of all sizes. As the amount of data grows, SQL remains an effective tool for managing and analyzing data.</text:p>
      <text:p text:style-name="Text_20_body">6. **Ubiquity:** SQL is widely used in the industry, and most relational database management systems (RDBMS) support it. This makes it a valuable skill for professionals working in various sectors, including finance, healthcare, retail, and technology.</text:p>
      <text:p text:style-name="Text_20_body">7. **Cost-Effective:** Many SQL-based tools and databases are open-source or have free versions available. This makes it a cost-effective solution for data management and analysis.</text:p>
      <text:p text:style-name="Text_20_body"><text:soft-page-break/>8. **Compatibility:** SQL works well with other data analysis tools and programming languages, such as Python, R, and Excel. This compatibility allows for seamless integration of SQL into data analysis workflows.</text:p>
      <text:p text:style-name="P5">Overall, SQL is a fundamental skill for anyone looking to work with data. It provides the necessary tools for retrieving, manipulating, and analyzing data, which are essential for making informed and data-driven decisions.<text:span text:style-name="T3">```<text:line-break/><text:line-break/></text:span><text:span text:style-name="T1">### -- </text:span><text:span text:style-name="T3">END OF INITIAL GPT-4 OUTPUT</text:span><text:span text:style-name="T1"> -- ###</text:span></text:p>
      <text:p text:style-name="Standard"><text:line-break/><text:line-break/><text:span text:style-name="T1">### -- HUMAN GENERATED CONTENT -- ###</text:span><text:line-break/></text:p>
      <text:p text:style-name="P4"><text:bookmark text:name="isPasted Copy 1"/>SQL (Structured Query Language) is a valuable skill for data-driven decision making for several reasons:</text:p>
      <text:p text:style-name="Text_20_body">1. **Data Retrieval:** SQL is the standard language for querying databases. </text:p>
      <text:p text:style-name="Text_20_body">2. **Data Manipulation:** SQL enables you to manipulate data by inserting, updating, and deleting records.</text:p>
      <text:p text:style-name="Text_20_body">3. **Data Analysis:** With SQL, you can perform various analytical operations such as filtering, sorting, grouping, and aggregating data.</text:p>
      <text:p text:style-name="P2">4. **Data Integration:** SQL allows you to join data from multiple tables and databases, enabling a holistic view of the data.</text:p>
      <text:p text:style-name="P2">5. **Scalability:** SQL can handle large volumes of data, making it suitable for businesses of all sizes.</text:p>
      <text:p text:style-name="P2">6. **Ubiquity:** SQL is widely used in the industry, and most relational database management systems (RDBMS) support it.</text:p>
      <text:p text:style-name="P2">7. **Cost-Effective:** Many SQL-based tools and databases are open-source or have free versions available.</text:p>
      <text:p text:style-name="P2">8. **Compatibility:** SQL works well with other data analysis tools and programming languages, such as Python, R, and Excel.</text:p>
      <text:p text:style-name="P2"/>
      <text:p text:style-name="P1"><text:span text:style-name="T1">### -- <text:s/></text:span><text:span text:style-name="T2">LLM </text:span><text:span text:style-name="T1">GENERATED CONTENT -- ###</text:span></text:p>
      <text:p text:style-name="P1"/>
      <text:p text:style-name="P3">SQL, or Structured Query Language, is an incredibly valuable skill when it comes to making decisions based on data. </text:p>
      <text:p text:style-name="P3">It's like organizing your desk so you can find what you need more easily. </text:p>
      <text:p text:style-name="P3">It's like speaking a language that everyone understands. <text:line-break/><text:line-break/><text:span text:style-name="T1">### -- <text:s/>END OF </text:span>LLM <text:span text:style-name="T1">GENERATED CONTENT -- ###</text:span></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13:52:42.801000000</meta:creation-date>
    <dc:date>2024-04-09T15:07:08.333000000</dc:date>
    <meta:editing-duration>PT46M54S</meta:editing-duration>
    <meta:editing-cycles>6</meta:editing-cycles>
    <meta:generator>LibreOffice/24.2.2.2$Windows_X86_64 LibreOffice_project/d56cc158d8a96260b836f100ef4b4ef25d6f1a01</meta:generator>
    <meta:document-statistic meta:table-count="0" meta:image-count="0" meta:object-count="0" meta:page-count="2" meta:paragraph-count="28" meta:word-count="591" meta:character-count="3878" meta:non-whitespace-character-count="3295"/>
  </office:meta>
</office:document-meta>
</file>